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029515AB7B19A9A6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10dfc"/>
    </style:style>
    <style:style style:name="P4" style:family="paragraph" style:parent-style-name="Standard">
      <style:paragraph-properties fo:text-align="start" style:justify-single-word="false"/>
      <style:text-properties officeooo:rsid="00140b18" officeooo:paragraph-rsid="00140b18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0b18" officeooo:paragraph-rsid="00140b18"/>
    </style:style>
    <style:style style:name="P6" style:family="paragraph" style:parent-style-name="Standard">
      <style:paragraph-properties fo:text-align="start" style:justify-single-word="false"/>
      <style:text-properties officeooo:rsid="00140b18" officeooo:paragraph-rsid="001441b2"/>
    </style:style>
    <style:style style:name="P7" style:family="paragraph" style:parent-style-name="Standard">
      <style:paragraph-properties fo:text-align="start" style:justify-single-word="false"/>
      <style:text-properties officeooo:rsid="00140b18" officeooo:paragraph-rsid="0015a44e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41b2" officeooo:paragraph-rsid="001441b2"/>
    </style:style>
    <style:style style:name="P9" style:family="paragraph" style:parent-style-name="Standard" style:list-style-name="L1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weight="normal" officeooo:rsid="00110dfc" officeooo:paragraph-rsid="00110dfc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language="pt" fo:country="BR" fo:font-weight="normal" officeooo:rsid="00110dfc" officeooo:paragraph-rsid="001199b7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language="pt" fo:country="BR" fo:font-weight="normal" officeooo:rsid="00110dfc" officeooo:paragraph-rsid="0012db5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language="pt" fo:country="BR" fo:font-weight="normal" officeooo:rsid="001199b7" officeooo:paragraph-rsid="001199b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weight="normal" officeooo:rsid="0012db5d" officeooo:paragraph-rsid="0012db5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pt" fo:country="BR" fo:font-weight="normal" officeooo:rsid="0012db5d" officeooo:paragraph-rsid="00140b1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weight="normal" officeooo:rsid="0012db5d" officeooo:paragraph-rsid="00110dfc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10dfc" officeooo:paragraph-rsid="001199b7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10dfc" officeooo:paragraph-rsid="0012db5d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10dfc" officeooo:paragraph-rsid="00110dfc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Liberation Serif" fo:language="pt" fo:country="BR" fo:font-weight="normal" officeooo:rsid="001441b2" officeooo:paragraph-rsid="001441b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language="pt" fo:country="BR" fo:font-weight="normal" officeooo:rsid="0015a44e" officeooo:paragraph-rsid="0015a44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super 58%" style:font-name="Liberation Serif" fo:language="pt" fo:country="BR" fo:font-weight="normal" officeooo:rsid="0015a44e" officeooo:paragraph-rsid="0015a44e" fo:background-color="#81d41a" style:font-weight-asian="normal" style:font-weight-complex="normal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10dfc" style:font-weight-asian="normal" style:font-weight-complex="normal"/>
    </style:style>
    <style:style style:name="T3" style:family="text">
      <style:text-properties fo:language="pt" fo:country="BR" fo:font-weight="normal" officeooo:rsid="001199b7" style:font-weight-asian="normal" style:font-weight-complex="normal"/>
    </style:style>
    <style:style style:name="T4" style:family="text">
      <style:text-properties fo:language="pt" fo:country="BR" fo:font-weight="normal" officeooo:rsid="0012db5d" style:font-weight-asian="normal" style:font-weight-complex="normal"/>
    </style:style>
    <style:style style:name="T5" style:family="text">
      <style:text-properties style:text-position="sub 58%" fo:language="pt" fo:country="BR" fo:font-weight="normal" style:font-weight-asian="normal" style:font-weight-complex="normal"/>
    </style:style>
    <style:style style:name="T6" style:family="text">
      <style:text-properties style:text-position="sub 58%" style:font-name="Liberation Serif" fo:language="pt" fo:country="BR" fo:font-weight="normal" style:font-weight-asian="normal" style:font-weight-complex="normal"/>
    </style:style>
    <style:style style:name="T7" style:family="text">
      <style:text-properties style:text-position="sub 58%" style:font-name="Liberation Serif" fo:language="pt" fo:country="BR" fo:font-weight="normal" officeooo:rsid="00140b18" style:font-weight-asian="normal" style:font-weight-complex="normal"/>
    </style:style>
    <style:style style:name="T8" style:family="text">
      <style:text-properties style:text-position="0% 100%" style:font-name="Liberation Serif" fo:language="pt" fo:country="BR" fo:font-weight="normal" style:font-weight-asian="normal" style:font-weight-complex="normal"/>
    </style:style>
    <style:style style:name="T9" style:family="text">
      <style:text-properties style:text-position="0% 100%" style:font-name="Liberation Serif" fo:language="pt" fo:country="BR" fo:font-weight="normal" officeooo:rsid="001441b2" style:font-weight-asian="normal" style:font-weight-complex="normal"/>
    </style:style>
    <style:style style:name="T10" style:family="text">
      <style:text-properties style:text-position="0% 100%" style:font-name="Liberation Serif" fo:language="pt" fo:country="BR" fo:font-weight="normal" officeooo:rsid="00140b18" style:font-weight-asian="normal" style:font-weight-complex="normal"/>
    </style:style>
    <style:style style:name="T11" style:family="text">
      <style:text-properties style:text-position="0% 100%" style:font-name="Liberation Serif" fo:language="pt" fo:country="BR" fo:font-weight="normal" officeooo:rsid="0015a44e" style:font-weight-asian="normal" style:font-weight-complex="normal"/>
    </style:style>
    <style:style style:name="T12" style:family="text">
      <style:text-properties style:text-position="0% 100%" style:font-name="Liberation Serif" fo:language="pt" fo:country="BR" fo:font-weight="normal" officeooo:rsid="0015a44e" fo:background-color="#81d41a" loext:char-shading-value="0" style:font-weight-asian="normal" style:font-weight-complex="normal"/>
    </style:style>
    <style:style style:name="T13" style:family="text">
      <style:text-properties style:text-position="0% 100%" style:font-name="Liberation Serif" fo:language="pt" fo:country="BR" fo:font-weight="bold" style:font-weight-asian="bold" style:font-weight-complex="bold"/>
    </style:style>
    <style:style style:name="T14" style:family="text">
      <style:text-properties style:text-position="0% 100%" style:font-name="Liberation Serif" fo:language="pt" fo:country="BR" fo:font-weight="bold" officeooo:rsid="001441b2" style:font-weight-asian="bold" style:font-weight-complex="bold"/>
    </style:style>
    <style:style style:name="T15" style:family="text">
      <style:text-properties style:text-position="0% 100%" style:font-name="Liberation Serif" fo:language="pt" fo:country="BR" fo:font-weight="bold" officeooo:rsid="0015a44e" style:font-weight-asian="bold" style:font-weight-complex="bold"/>
    </style:style>
    <style:style style:name="T16" style:family="text">
      <style:text-properties style:text-position="0% 100%" style:font-name="Liberation Serif1" fo:language="pt" fo:country="BR" fo:font-weight="normal" style:font-weight-asian="normal" style:font-weight-complex="normal"/>
    </style:style>
    <style:style style:name="T17" style:family="text">
      <style:text-properties style:text-position="0% 100%" style:font-name="Liberation Serif1" fo:language="pt" fo:country="BR" fo:font-weight="normal" officeooo:rsid="00140b18" style:font-weight-asian="normal" style:font-weight-complex="normal"/>
    </style:style>
    <style:style style:name="T18" style:family="text">
      <style:text-properties style:text-position="0% 100%" style:font-name="Liberation Serif1" fo:language="pt" fo:country="BR" fo:font-weight="bold" style:font-weight-asian="bold" style:font-weight-complex="bold"/>
    </style:style>
    <style:style style:name="T19" style:family="text">
      <style:text-properties style:text-position="super 58%" style:font-name="Liberation Serif" fo:language="pt" fo:country="BR" fo:font-weight="normal" officeooo:rsid="0015a44e" fo:background-color="#81d41a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01cm, 0.173cm, 0.138cm, 0.06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de Computadores</text:p>
      <text:p text:style-name="P1">Lista de Exercícios</text:p>
      <text:p text:style-name="P2">05/03/2025</text:p>
      <text:p text:style-name="P2"/>
      <text:list xml:id="list3131076262" text:style-name="L1">
        <text:list-item>
          <text:p text:style-name="P9">Cite os cinco componentes do modelo de von Neumann. Para cada componente, explique</text:p>
          <text:p text:style-name="P9">sua finalidade.</text:p>
        </text:list-item>
      </text:list>
      <text:p text:style-name="P3"><text:span text:style-name="T1"><text:tab/></text:span><text:span text:style-name="T2">Resposta: </text:span></text:p>
      <text:p text:style-name="P10"><text:tab/>O modelo de von Neumann é conceituado por:</text:p>
      <text:list xml:id="list3089901088" text:style-name="L2">
        <text:list-item>
          <text:list>
            <text:list-item>
              <text:p text:style-name="P11">Memória </text:p>
              <text:p text:style-name="P17"><text:span text:style-name="T1">– Fazer o armazenamento de dados e programas </text:span><text:span text:style-name="T3">divido em MAR (Memory Address Register) e MDR (Memory Data Register).</text:span><text:span text:style-name="T1"> </text:span></text:p>
            </text:list-item>
            <text:list-item>
              <text:p text:style-name="P17"><text:span text:style-name="T1">Unidade de Processament</text:span><text:span text:style-name="T3">o </text:span></text:p>
              <text:p text:style-name="P13">– Responsável por fazer todos os tipos de cálculos lógicos e aritméticos. Possui a ULA e o Inst Reg (Instruction Register).</text:p>
            </text:list-item>
            <text:list-item>
              <text:p text:style-name="P11">Unidade de Controle </text:p>
              <text:p text:style-name="P17"><text:span text:style-name="T1">– </text:span><text:span text:style-name="T3">Responsável por gerenciar as instruções, controlar o fluxo e dados, decodificar instruções e acionar componentes necessários. </text:span></text:p>
            </text:list-item>
            <text:list-item>
              <text:p text:style-name="P12">Entrada </text:p>
              <text:p text:style-name="P18"><text:span text:style-name="T1">– </text:span><text:span text:style-name="T4">Entrada de dados: teclado, mouse, microfone, placa de rede (Recebendo dados), etc...</text:span></text:p>
            </text:list-item>
            <text:list-item>
              <text:p text:style-name="P19"><text:span text:style-name="T1">Saída – </text:span><text:span text:style-name="T4">Saída de dados: Headset, monitor, placa de rede (Enviando dados), etc..</text:span></text:p>
            </text:list-item>
          </text:list>
        </text:list-item>
      </text:list>
      <text:p text:style-name="P14"/>
      <text:p text:style-name="P14">2. Suponha que uma instrução de 32 bits tenha o formato descrito abaixo, onde DR e SR</text:p>
      <text:p text:style-name="P14">identificam registradores. Caso haja 60 Opcodes e 32 registradores, qual é a faixa de</text:p>
      <text:p text:style-name="P14">valores que pode ser representada pelo imediato IMM? Assuma que IMM é um valor em</text:p>
      <text:p text:style-name="P14">complemento de 2.</text:p>
      <text:p text:style-name="P15"><draw:frame draw:style-name="fr1" draw:name="Figura1" text:anchor-type="char" svg:x="3.963cm" svg:y="0.36cm" svg:width="8.916cm" svg:height="1.021cm" draw:z-index="0"><draw:image xlink:href="Pictures/100000000000012100000029515AB7B19A9A60BE.png" xlink:type="simple" xlink:show="embed" xlink:actuate="onLoad" draw:mime-type="image/png"/></draw:frame></text:p>
      <text:p text:style-name="P16"/>
      <text:p text:style-name="P16"/>
      <text:p text:style-name="P4"><text:span text:style-name="T4">R</text:span><text:span text:style-name="T1">esposta: </text:span></text:p>
      <text:p text:style-name="P5"><text:span text:style-name="T1">Para se descobrir qual o tamanho de cada campo fazemos log</text:span><text:span text:style-name="T5">2</text:span><text:span text:style-name="T8">Ω</text:span><text:span text:style-name="T16"> tal que </text:span><text:span text:style-name="T9">por exemplo: 60 opcodes ou 32 registradores.</text:span></text:p>
      <text:p text:style-name="P20"/>
      <text:p text:style-name="P8"><text:span text:style-name="T13">Opcode</text:span><text:span text:style-name="T8"> tem 60 opcodes, logo aplicamos </text:span><text:span text:style-name="T10">log</text:span><text:span text:style-name="T7">2</text:span><text:span text:style-name="T8">60</text:span><text:span text:style-name="T17"> </text:span><text:span text:style-name="T16">= 5,91 ≃ </text:span><text:span text:style-name="T18">6 bits</text:span></text:p>
      <text:p text:style-name="P6"><text:span text:style-name="T9"><text:tab/>DR tem 32 registradores, logo aplicamos </text:span><text:span text:style-name="T8">log</text:span><text:span text:style-name="T6">2</text:span><text:span text:style-name="T9">32 = </text:span><text:span text:style-name="T14">5 </text:span><text:span text:style-name="T15">bits</text:span></text:p>
      <text:p text:style-name="P7"><text:span text:style-name="T11"><text:tab/>S</text:span><text:span text:style-name="T9">R tem 32 registradores, logo aplicamos </text:span><text:span text:style-name="T8">log</text:span><text:span text:style-name="T6">2</text:span><text:span text:style-name="T9">32 = </text:span><text:span text:style-name="T14">5 </text:span><text:span text:style-name="T15">bits</text:span></text:p>
      <text:p text:style-name="P7"><text:span text:style-name="T15"><text:tab/></text:span><text:span text:style-name="T11">IMM = 32 +(-6 – 5 – 5) = </text:span><text:span text:style-name="T15">16 bits</text:span></text:p>
      <text:p text:style-name="P21"><text:tab/></text:p>
      <text:p text:style-name="P21"><text:tab/>Faixa de valores:</text:p>
      <text:p text:style-name="P7"><text:span text:style-name="T11"><text:tab/><text:tab/></text:span><text:span text:style-name="T12">Positivos: 2</text:span><text:span text:style-name="T19">15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1" meta:object-count="0" meta:page-count="1" meta:paragraph-count="29" meta:word-count="239" meta:character-count="1446" meta:non-whitespace-character-count="1217"/>
  </office:meta>
</office:document-meta>
</file>